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89844" calcext:value-type="float">
            <text:p>0.58984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52734" calcext:value-type="float">
            <text:p>0.5527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42969" calcext:value-type="float">
            <text:p>0.54296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491211" calcext:value-type="float">
            <text:p>0.491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85938" calcext:value-type="float">
            <text:p>0.5859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83984" calcext:value-type="float">
            <text:p>0.5839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52734" calcext:value-type="float">
            <text:p>0.5527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00977" calcext:value-type="float">
            <text:p>0.50097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621094" calcext:value-type="float">
            <text:p>0.62109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56641" calcext:value-type="float">
            <text:p>0.55664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37109" calcext:value-type="float">
            <text:p>0.5371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02441" calcext:value-type="float">
            <text:p>0.50244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9375" calcext:value-type="float">
            <text:p>0.593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54688" calcext:value-type="float">
            <text:p>0.5546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23438" calcext:value-type="float">
            <text:p>0.5234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479004" calcext:value-type="float">
            <text:p>0.4790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97656" calcext:value-type="float">
            <text:p>0.5976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" calcext:value-type="float">
            <text:p>0.47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50781" calcext:value-type="float">
            <text:p>0.5507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43945" calcext:value-type="float">
            <text:p>0.5439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492676" calcext:value-type="float">
            <text:p>0.49267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85938" calcext:value-type="float">
            <text:p>0.5859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68359" calcext:value-type="float">
            <text:p>0.5683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39062" calcext:value-type="float">
            <text:p>0.53906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491699" calcext:value-type="float">
            <text:p>0.4916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89844" calcext:value-type="float">
            <text:p>0.58984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58" calcext:value-type="float">
            <text:p>0.45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54688" calcext:value-type="float">
            <text:p>0.5546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07812" calcext:value-type="float">
            <text:p>0.5078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609375" calcext:value-type="float">
            <text:p>0.6093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39062" calcext:value-type="float">
            <text:p>0.53906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20508" calcext:value-type="float">
            <text:p>0.5205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486328" calcext:value-type="float">
            <text:p>0.4863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" calcext:value-type="float">
            <text:p>0.47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66406" calcext:value-type="float">
            <text:p>0.5664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35156" calcext:value-type="float">
            <text:p>0.5351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48828" calcext:value-type="float">
            <text:p>0.5488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483887" calcext:value-type="float">
            <text:p>0.4838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54688" calcext:value-type="float">
            <text:p>0.5546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5" calcext:value-type="float">
            <text:p>0.45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3125" calcext:value-type="float">
            <text:p>0.531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0293" calcext:value-type="float">
            <text:p>0.5029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02441" calcext:value-type="float">
            <text:p>0.50244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" calcext:value-type="float">
            <text:p>0.48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35156" calcext:value-type="float">
            <text:p>0.5351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35156" calcext:value-type="float">
            <text:p>0.5351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38086" calcext:value-type="float">
            <text:p>0.5380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493652" calcext:value-type="float">
            <text:p>0.49365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23438" calcext:value-type="float">
            <text:p>0.5234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15625" calcext:value-type="float">
            <text:p>0.5156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2832" calcext:value-type="float">
            <text:p>0.528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18" calcext:value-type="float">
            <text:p>1.8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478027" calcext:value-type="float">
            <text:p>0.4780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35156" calcext:value-type="float">
            <text:p>0.5351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54688" calcext:value-type="float">
            <text:p>0.5546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" calcext:value-type="float">
            <text:p>0.49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37109" calcext:value-type="float">
            <text:p>0.5371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1123" calcext:value-type="float">
            <text:p>0.511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89844" calcext:value-type="float">
            <text:p>0.58984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61" calcext:value-type="float">
            <text:p>0.461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48828" calcext:value-type="float">
            <text:p>0.5488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49805" calcext:value-type="float">
            <text:p>0.5498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498047" calcext:value-type="float">
            <text:p>0.4980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66406" calcext:value-type="float">
            <text:p>0.5664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625" calcext:value-type="float">
            <text:p>0.56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12695" calcext:value-type="float">
            <text:p>0.5126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1416" calcext:value-type="float">
            <text:p>0.514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2" calcext:value-type="float">
            <text:p>0.482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50781" calcext:value-type="float">
            <text:p>0.5507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39062" calcext:value-type="float">
            <text:p>0.53906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41016" calcext:value-type="float">
            <text:p>0.5410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489258" calcext:value-type="float">
            <text:p>0.48925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617188" calcext:value-type="float">
            <text:p>0.617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" calcext:value-type="float">
            <text:p>0.48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97656" calcext:value-type="float">
            <text:p>0.5976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21484" calcext:value-type="float">
            <text:p>0.5214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07812" calcext:value-type="float">
            <text:p>0.5078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78125" calcext:value-type="float">
            <text:p>0.5781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" calcext:value-type="float">
            <text:p>0.49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48828" calcext:value-type="float">
            <text:p>0.5488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69336" calcext:value-type="float">
            <text:p>0.56933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496582" calcext:value-type="float">
            <text:p>0.4965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23438" calcext:value-type="float">
            <text:p>0.5234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2" calcext:value-type="float">
            <text:p>0.482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91797" calcext:value-type="float">
            <text:p>0.5917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48828" calcext:value-type="float">
            <text:p>0.5488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499512" calcext:value-type="float">
            <text:p>0.4995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89844" calcext:value-type="float">
            <text:p>0.58984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" calcext:value-type="float">
            <text:p>0.48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70312" calcext:value-type="float">
            <text:p>0.5703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" calcext:value-type="float">
            <text:p>0.48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46875" calcext:value-type="float">
            <text:p>0.5468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2002" calcext:value-type="float">
            <text:p>0.520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97656" calcext:value-type="float">
            <text:p>0.5976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42969" calcext:value-type="float">
            <text:p>0.54296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41992" calcext:value-type="float">
            <text:p>0.5419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498047" calcext:value-type="float">
            <text:p>0.4980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605469" calcext:value-type="float">
            <text:p>0.60546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41016" calcext:value-type="float">
            <text:p>0.5410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45898" calcext:value-type="float">
            <text:p>0.54589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" calcext:value-type="float">
            <text:p>0.49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01953" calcext:value-type="float">
            <text:p>0.50195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46875" calcext:value-type="float">
            <text:p>0.5468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18555" calcext:value-type="float">
            <text:p>0.51855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496094" calcext:value-type="float">
            <text:p>0.49609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50781" calcext:value-type="float">
            <text:p>0.5507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68359" calcext:value-type="float">
            <text:p>0.5683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25391" calcext:value-type="float">
            <text:p>0.5253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" calcext:value-type="float">
            <text:p>2.0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491211" calcext:value-type="float">
            <text:p>0.491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640625" calcext:value-type="float">
            <text:p>0.6406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44922" calcext:value-type="float">
            <text:p>0.5449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43945" calcext:value-type="float">
            <text:p>0.5439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51" calcext:value-type="float">
            <text:p>0.51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23926" calcext:value-type="float">
            <text:p>0.52392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609375" calcext:value-type="float">
            <text:p>0.6093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61" calcext:value-type="float">
            <text:p>0.461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66406" calcext:value-type="float">
            <text:p>0.5664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35156" calcext:value-type="float">
            <text:p>0.5351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5" calcext:value-type="float">
            <text:p>0.50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08301" calcext:value-type="float">
            <text:p>0.5083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39062" calcext:value-type="float">
            <text:p>0.53906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50781" calcext:value-type="float">
            <text:p>0.5507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5957" calcext:value-type="float">
            <text:p>0.5595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5" calcext:value-type="float">
            <text:p>5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02441" calcext:value-type="float">
            <text:p>0.50244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" calcext:value-type="float">
            <text:p>0.48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640625" calcext:value-type="float">
            <text:p>0.6406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33203" calcext:value-type="float">
            <text:p>0.533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45898" calcext:value-type="float">
            <text:p>0.54589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496582" calcext:value-type="float">
            <text:p>0.4965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" calcext:value-type="float">
            <text:p>0.48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601562" calcext:value-type="float">
            <text:p>0.60156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42969" calcext:value-type="float">
            <text:p>0.54296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" calcext:value-type="float">
            <text:p>0.49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3418" calcext:value-type="float">
            <text:p>0.5341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00488" calcext:value-type="float">
            <text:p>0.5004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66406" calcext:value-type="float">
            <text:p>0.5664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54688" calcext:value-type="float">
            <text:p>0.5546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5" calcext:value-type="float">
            <text:p>0.50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58594" calcext:value-type="float">
            <text:p>0.55859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6" calcext:value-type="float">
            <text:p>6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05859" calcext:value-type="float">
            <text:p>0.5058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" calcext:value-type="float">
            <text:p>0.49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74219" calcext:value-type="float">
            <text:p>0.5742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66406" calcext:value-type="float">
            <text:p>0.5664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496094" calcext:value-type="float">
            <text:p>0.49609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08301" calcext:value-type="float">
            <text:p>0.5083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66406" calcext:value-type="float">
            <text:p>0.5664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625" calcext:value-type="float">
            <text:p>0.56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16602" calcext:value-type="float">
            <text:p>0.5166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489746" calcext:value-type="float">
            <text:p>0.48974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70312" calcext:value-type="float">
            <text:p>0.5703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3125" calcext:value-type="float">
            <text:p>0.531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33203" calcext:value-type="float">
            <text:p>0.533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7" calcext:value-type="float">
            <text:p>7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25391" calcext:value-type="float">
            <text:p>0.5253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601562" calcext:value-type="float">
            <text:p>0.60156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46875" calcext:value-type="float">
            <text:p>0.5468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2832" calcext:value-type="float">
            <text:p>0.528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80" calcext:value-type="float">
            <text:p>8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493652" calcext:value-type="float">
            <text:p>0.49365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605469" calcext:value-type="float">
            <text:p>0.60546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3125" calcext:value-type="float">
            <text:p>0.531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32227" calcext:value-type="float">
            <text:p>0.5322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90" calcext:value-type="float">
            <text:p>9.00E+01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56" calcext:value-type="float">
            <text:p>2.56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23438" calcext:value-type="float">
            <text:p>0.5234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512" calcext:value-type="float">
            <text:p>5.12E+02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64453" calcext:value-type="float">
            <text:p>0.56445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024" calcext:value-type="float">
            <text:p>1.02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557617" calcext:value-type="float">
            <text:p>0.5576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1" office:value-type="float" office:value="0.0022" calcext:value-type="float">
            <text:p>2.20E-03</text:p>
          </table:table-cell>
          <table:table-cell office:value-type="string" calcext:value-type="string">
            <text:p>reg</text:p>
          </table:table-cell>
          <table:table-cell table:style-name="ce1" office:value-type="float" office:value="0.8" calcext:value-type="float">
            <text:p>8.00E-01</text:p>
          </table:table-cell>
          <table:table-cell office:value-type="string" calcext:value-type="string">
            <text:p>hidden_size</text:p>
          </table:table-cell>
          <table:table-cell table:style-name="ce1" office:value-type="float" office:value="100" calcext:value-type="float">
            <text:p>1.00E+02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2048" calcext:value-type="float">
            <text:p>2.05E+0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ccuracy:</text:p>
          </table:table-cell>
          <table:table-cell office:value-type="float" office:value="0.495605" calcext:value-type="float">
            <text:p>0.4956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ccuracy: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during</text:p>
          </table:table-cell>
          <table:table-cell office:value-type="string" calcext:value-type="string">
            <text:p>cross-validation:</text:p>
          </table:table-cell>
          <table:table-cell office:value-type="float" office:value="0.519" calcext:value-type="float">
            <text:p>0.5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10"/>
        </table:table-row>
        <table:table-row table:style-name="ro1" table:number-rows-repeated="104842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0:09:16.176936636</meta:creation-date>
    <dc:date>2017-09-19T00:28:59.992464843</dc:date>
    <meta:editing-duration>PT14H9M25S</meta:editing-duration>
    <meta:editing-cycles>2</meta:editing-cycles>
    <meta:generator>LibreOffice/5.1.6.2$Linux_X86_64 LibreOffice_project/10m0$Build-2</meta:generator>
    <meta:document-statistic meta:table-count="1" meta:cell-count="2026" meta:object-count="0"/>
  </office:meta>
</office:document-meta>
</file>